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eae" officeooo:paragraph-rsid="001b0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</text:p>
      <text:p text:style-name="P1"/>
      <text:p text:style-name="P1">m2s =out</text:p>
      <text:p text:style-name="P1">s2m=in</text:p>
      <text:p text:style-name="P1"/>
      <text:p text:style-name="P1">Slave</text:p>
      <text:p text:style-name="P1"/>
      <text:p text:style-name="P1">m2s=in</text:p>
      <text:p text:style-name="P1">s2m=out</text:p>
      <text:p text:style-name="P1"/>
      <text:p text:style-name="P1">BundleIO</text:p>
      <text:p text:style-name="P1">m2s =out</text:p>
      <text:p text:style-name="P1">s2m=in</text:p>
      <text:p text:style-name="P1"/>
      <text:p text:style-name="P1">Master</text:p>
      <text:p text:style-name="P1">IO(BundleIO)</text:p>
      <text:p text:style-name="P1"/>
      <text:p text:style-name="P1">Slave</text:p>
      <text:p text:style-name="P1">IO(Flipped(new BundleIO)</text:p>
      <text:p text:style-name="P1"/>
      <text:p text:style-name="P1">masterIO &lt;&gt; slaveIO</text:p>
      <text:p text:style-name="P1"/>
      <text:p text:style-name="P1">master.io.m2s:=slave.io.m2s</text:p>
      <text:p text:style-name="P1">slave.io.s2m:=master.io.s2m</text:p>
      <text:p text:style-name="P1"/>
      <text:p text:style-name="P1"/>
      <text:p text:style-name="P1"/>
      <text:p text:style-name="P1"/>
      <text:p text:style-name="P1">H E L L O </text:p>
      <text:p text:style-name="P1">0 1 2 3 4<text:tab/>PYTHON</text:p>
      <text:p text:style-name="P1">4 3 2 1 0 <text:tab/>CHIEL<text:tab/></text:p>
      <text:p text:style-name="P1"/>
      <text:p text:style-name="P1"/>
      <text:p text:style-name="P1">s2,s1,s0</text:p>
      <text:p text:style-name="P1">000</text:p>
      <text:p text:style-name="P1">001</text:p>
      <text:p text:style-name="P1">010</text:p>
      <text:p text:style-name="P1">011</text:p>
      <text:p text:style-name="P1">100</text:p>
      <text:p text:style-name="P1">101</text:p>
      <text:p text:style-name="P1">110</text:p>
      <text:p text:style-name="P1">111</text:p>
      <text:p text:style-name="P1"/>
      <text:p text:style-name="P1">10101010<text:tab/>Data</text:p>
      <text:p text:style-name="P1"/>
      <text:p text:style-name="P1">in3 in2 in1 in0</text:p>
      <text:p text:style-name="P1"/>
      <text:p text:style-name="P1">1 0 0 0<text:tab/>sel</text:p>
      <text:p text:style-name="P1">1 1 1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0:25.395248386</meta:creation-date>
    <dc:date>2021-10-18T15:29:03.241903074</dc:date>
    <meta:editing-duration>PT2H38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62" meta:character-count="301" meta:non-whitespace-character-count="268"/>
  </office:meta>
</office:document-meta>
</file>